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0.002cm" fo:margin-top="0cm" fo:margin-bottom="0cm" table:align="left" style:writing-mode="lr-tb"/>
    </style:style>
    <style:style style:name="Таблица1.A" style:family="table-column">
      <style:table-column-properties style:column-width="4.219cm"/>
    </style:style>
    <style:style style:name="Таблица1.B" style:family="table-column">
      <style:table-column-properties style:column-width="0.064cm"/>
    </style:style>
    <style:style style:name="Таблица1.C" style:family="table-column">
      <style:table-column-properties style:column-width="4.722cm"/>
    </style:style>
    <style:style style:name="Таблица1.D" style:family="table-column">
      <style:table-column-properties style:column-width="4.03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e5e5e5" fo:padding-left="0.191cm" fo:padding-right="0.191cm" fo:padding-top="0cm" fo:padding-bottom="0cm" fo:border="0.018cm solid #00000a">
        <style:background-image/>
      </style:table-cell-properties>
    </style:style>
    <style:style style:name="Таблица1.A2" style:family="table-cell">
      <style:table-cell-properties fo:padding-left="0.191cm" fo:padding-right="0.191cm" fo:padding-top="0cm" fo:padding-bottom="0cm" fo:border="0.018cm solid #00000a"/>
    </style:style>
    <style:style style:name="Таблица2" style:family="table">
      <style:table-properties style:width="16.882cm" fo:margin-left="0.002cm" fo:margin-top="0cm" fo:margin-bottom="0cm" table:align="left" style:writing-mode="lr-tb"/>
    </style:style>
    <style:style style:name="Таблица2.A" style:family="table-column">
      <style:table-column-properties style:column-width="4.219cm"/>
    </style:style>
    <style:style style:name="Таблица2.B" style:family="table-column">
      <style:table-column-properties style:column-width="0.064cm"/>
    </style:style>
    <style:style style:name="Таблица2.C" style:family="table-column">
      <style:table-column-properties style:column-width="4.722cm"/>
    </style:style>
    <style:style style:name="Таблица2.D" style:family="table-column">
      <style:table-column-properties style:column-width="4.038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e5e5e5" fo:padding-left="0.191cm" fo:padding-right="0.191cm" fo:padding-top="0cm" fo:padding-bottom="0cm" fo:border="0.018cm solid #00000a">
        <style:background-image/>
      </style:table-cell-properties>
    </style:style>
    <style:style style:name="Таблица2.A2" style:family="table-cell">
      <style:table-cell-properties fo:padding-left="0.191cm" fo:padding-right="0.191cm" fo:padding-top="0cm" fo:padding-bottom="0cm" fo:border="0.018cm solid #00000a"/>
    </style:style>
    <style:style style:name="Таблица3" style:family="table">
      <style:table-properties style:width="16.882cm" fo:margin-left="0.002cm" fo:margin-top="0cm" fo:margin-bottom="0cm" table:align="left" style:writing-mode="lr-tb"/>
    </style:style>
    <style:style style:name="Таблица3.A" style:family="table-column">
      <style:table-column-properties style:column-width="4.219cm"/>
    </style:style>
    <style:style style:name="Таблица3.B" style:family="table-column">
      <style:table-column-properties style:column-width="0.064cm"/>
    </style:style>
    <style:style style:name="Таблица3.C" style:family="table-column">
      <style:table-column-properties style:column-width="4.722cm"/>
    </style:style>
    <style:style style:name="Таблица3.D" style:family="table-column">
      <style:table-column-properties style:column-width="4.038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e5e5e5" fo:padding-left="0.191cm" fo:padding-right="0.191cm" fo:padding-top="0cm" fo:padding-bottom="0cm" fo:border="0.018cm solid #00000a">
        <style:background-image/>
      </style:table-cell-properties>
    </style:style>
    <style:style style:name="Таблица3.A2" style:family="table-cell">
      <style:table-cell-properties fo:padding-left="0.191cm" fo:padding-right="0.191cm" fo:padding-top="0cm" fo:padding-bottom="0cm" fo:border="0.018cm solid #00000a"/>
    </style:style>
    <style:style style:name="Таблица4" style:family="table">
      <style:table-properties style:width="16.882cm" fo:margin-left="0.002cm" fo:margin-top="0cm" fo:margin-bottom="0cm" table:align="left" style:writing-mode="lr-tb"/>
    </style:style>
    <style:style style:name="Таблица4.A" style:family="table-column">
      <style:table-column-properties style:column-width="4.219cm"/>
    </style:style>
    <style:style style:name="Таблица4.B" style:family="table-column">
      <style:table-column-properties style:column-width="0.064cm"/>
    </style:style>
    <style:style style:name="Таблица4.C" style:family="table-column">
      <style:table-column-properties style:column-width="4.722cm"/>
    </style:style>
    <style:style style:name="Таблица4.D" style:family="table-column">
      <style:table-column-properties style:column-width="4.03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e5e5e5" fo:padding-left="0.191cm" fo:padding-right="0.191cm" fo:padding-top="0cm" fo:padding-bottom="0cm" fo:border="0.018cm solid #00000a">
        <style:background-image/>
      </style:table-cell-properties>
    </style:style>
    <style:style style:name="Таблица4.A2" style:family="table-cell">
      <style:table-cell-properties fo:padding-left="0.191cm" fo:padding-right="0.191cm" fo:padding-top="0cm" fo:padding-bottom="0cm" fo:border="0.018cm solid #00000a"/>
    </style:style>
    <style:style style:name="Таблица5" style:family="table">
      <style:table-properties style:width="16.882cm" fo:margin-left="0.002cm" fo:margin-top="0cm" fo:margin-bottom="0cm" table:align="left" style:writing-mode="lr-tb"/>
    </style:style>
    <style:style style:name="Таблица5.A" style:family="table-column">
      <style:table-column-properties style:column-width="4.219cm"/>
    </style:style>
    <style:style style:name="Таблица5.B" style:family="table-column">
      <style:table-column-properties style:column-width="0.064cm"/>
    </style:style>
    <style:style style:name="Таблица5.C" style:family="table-column">
      <style:table-column-properties style:column-width="4.722cm"/>
    </style:style>
    <style:style style:name="Таблица5.D" style:family="table-column">
      <style:table-column-properties style:column-width="4.038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background-color="#e5e5e5" fo:padding-left="0.191cm" fo:padding-right="0.191cm" fo:padding-top="0cm" fo:padding-bottom="0cm" fo:border="0.018cm solid #00000a">
        <style:background-image/>
      </style:table-cell-properties>
    </style:style>
    <style:style style:name="Таблица5.A2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Абзац_20_списка1" style:list-style-name="WWNum1"/>
    <style:style style:name="P7" style:family="paragraph" style:parent-style-name="Абзац_20_списка1" style:list-style-name="WWNum2"/>
    <style:style style:name="P8" style:family="paragraph" style:parent-style-name="Абзац_20_списка1">
      <style:text-properties fo:language="ru" fo:country="RU" fo:font-weight="bold" style:font-weight-asian="bold"/>
    </style:style>
    <style:style style:name="P9" style:family="paragraph" style:parent-style-name="Абзац_20_списка1" style:list-style-name="WWNum2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size-complex="11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color="#222222" style:font-name="Consolas" fo:font-size="9pt" style:font-size-asian="9pt" style:font-name-complex="Consolas1" style:font-size-complex="9pt"/>
    </style:style>
    <style:style style:name="T6" style:family="text">
      <style:text-properties fo:color="#222222" style:font-name="Consolas" fo:font-size="9pt" fo:language="ru" fo:country="RU" style:font-size-asian="9pt" style:font-name-complex="Consola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93001041812990252" text:style-name="Outline">
        <text:list-item>
          <text:h text:style-name="P5" text:outline-level="1"><text:span text:style-name="T1">Модель данных</text:span></text:h>
        </text:list-item>
      </text:list>
      <text:list xml:id="list2368660790101852658" text:style-name="WWNum2">
        <text:list-item>
          <text:p text:style-name="P9"><text:span text:style-name="T4">Persons (личности)– </text:span>таблица базы данных, отвечающая за хранение имен личностей. Каждой личности соответствует от 0 до бесконечности ключевых слов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<text:span text:style-name="T2">Таблица Persons</text:span>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3"><text:span text:style-name="T1">Имя столбца</text:span></text:p>
          </table:table-cell>
          <table:covered-table-cell/>
          <table:table-cell table:style-name="Таблица1.A2" office:value-type="string">
            <text:p text:style-name="P3"><text:span text:style-name="T1">Описание</text:span></text:p>
          </table:table-cell>
          <table:table-cell table:style-name="Таблица1.A2" office:value-type="string">
            <text:p text:style-name="P3"><text:span text:style-name="T1">Тип</text:span></text:p>
          </table:table-cell>
          <table:table-cell table:style-name="Таблица1.A2" table:number-columns-spanned="0" office:value-type="string">
            <text:p text:style-name="P3"><text:span text:style-name="T1">Пример</text:span>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3"><text:span text:style-name="T1">ID</text:span></text:p>
          </table:table-cell>
          <table:covered-table-cell/>
          <table:table-cell table:style-name="Таблица1.A2" office:value-type="string">
            <text:p text:style-name="P3"><text:span text:style-name="T1">Идентификатор личности</text:span></text:p>
          </table:table-cell>
          <table:table-cell table:style-name="Таблица1.A2" office:value-type="string">
            <text:p text:style-name="P3"><text:span text:style-name="T1">Int</text:span></text:p>
          </table:table-cell>
          <table:table-cell table:style-name="Таблица1.A2" table:number-columns-spanned="0" office:value-type="string">
            <text:p text:style-name="P3"><text:span text:style-name="T1">1</text:span>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3"><text:span text:style-name="T1">Name</text:span></text:p>
          </table:table-cell>
          <table:covered-table-cell/>
          <table:table-cell table:style-name="Таблица1.A2" office:value-type="string">
            <text:p text:style-name="P3"><text:span text:style-name="T1">Наименование личности</text:span></text:p>
          </table:table-cell>
          <table:table-cell table:style-name="Таблица1.A2" office:value-type="string">
            <text:p text:style-name="P3"><text:span text:style-name="T1">nvarchar(2048)</text:span></text:p>
          </table:table-cell>
          <table:table-cell table:style-name="Таблица1.A2" table:number-columns-spanned="0" office:value-type="string">
            <text:p text:style-name="P3"><text:span text:style-name="T1">«Путин»</text:span></text:p>
          </table:table-cell>
        </table:table-row>
      </table:table>
      <text:p text:style-name="P1"/>
      <text:list xml:id="list33794700" text:continue-numbering="true" text:style-name="WWNum2">
        <text:list-item>
          <text:p text:style-name="P7"><text:span text:style-name="T2">Keywords (ключевые слова)– </text:span><text:span text:style-name="T1">таблица базы данных, отвечающая за хранение ключевых слов, соответствующих каждой конкретной личности. Встретив какое-либо из ключевых слов на HTML-странице веб-сайта, мы считаем, что встретили упоминание соответствующей ему личности на данной HTML-странице. Каждому ключевому слову соответствует ровно одна личность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4"><text:span text:style-name="T2">Таблицы Keywords</text:span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3"><text:span text:style-name="T1">Имя столбца</text:span></text:p>
          </table:table-cell>
          <table:covered-table-cell/>
          <table:table-cell table:style-name="Таблица2.A2" office:value-type="string">
            <text:p text:style-name="P3"><text:span text:style-name="T1">Описание</text:span></text:p>
          </table:table-cell>
          <table:table-cell table:style-name="Таблица2.A2" office:value-type="string">
            <text:p text:style-name="P3"><text:span text:style-name="T1">Тип</text:span></text:p>
          </table:table-cell>
          <table:table-cell table:style-name="Таблица2.A2" table:number-columns-spanned="0" office:value-type="string">
            <text:p text:style-name="P3"><text:span text:style-name="T1">Пример</text:span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3"><text:span text:style-name="T1">ID</text:span></text:p>
          </table:table-cell>
          <table:covered-table-cell/>
          <table:table-cell table:style-name="Таблица2.A2" office:value-type="string">
            <text:p text:style-name="P3"><text:span text:style-name="T1">Идентификатор ключевого слова</text:span></text:p>
          </table:table-cell>
          <table:table-cell table:style-name="Таблица2.A2" office:value-type="string">
            <text:p text:style-name="P3"><text:span text:style-name="T1">Int</text:span></text:p>
          </table:table-cell>
          <table:table-cell table:style-name="Таблица2.A2" table:number-columns-spanned="0" office:value-type="string">
            <text:p text:style-name="P3"><text:span text:style-name="T1">1</text:span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3"><text:span text:style-name="T1">Name</text:span></text:p>
          </table:table-cell>
          <table:covered-table-cell/>
          <table:table-cell table:style-name="Таблица2.A2" office:value-type="string">
            <text:p text:style-name="P3"><text:span text:style-name="T1">Название ключевого слова</text:span></text:p>
          </table:table-cell>
          <table:table-cell table:style-name="Таблица2.A2" office:value-type="string">
            <text:p text:style-name="P3"><text:span text:style-name="T1">nvarchar(2048)</text:span></text:p>
          </table:table-cell>
          <table:table-cell table:style-name="Таблица2.A2" table:number-columns-spanned="0" office:value-type="string">
            <text:p text:style-name="P3"><text:span text:style-name="T1">«Путиным»</text:span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3"><text:span text:style-name="T1">PersonID</text:span></text:p>
          </table:table-cell>
          <table:covered-table-cell/>
          <table:table-cell table:style-name="Таблица2.A2" office:value-type="string">
            <text:p text:style-name="P3"><text:span text:style-name="T1">Идентификатор личности, которой соответствует данное ключевое слово. Является внешним ключом к таблице Persons.</text:span></text:p>
          </table:table-cell>
          <table:table-cell table:style-name="Таблица2.A2" office:value-type="string">
            <text:p text:style-name="P3"><text:span text:style-name="T1">int</text:span></text:p>
          </table:table-cell>
          <table:table-cell table:style-name="Таблица2.A2" table:number-columns-spanned="0" office:value-type="string">
            <text:p text:style-name="P3"><text:span text:style-name="T1">1</text:span></text:p>
          </table:table-cell>
        </table:table-row>
      </table:table>
      <text:p text:style-name="P2"/>
      <text:p text:style-name="P2"/>
      <text:list xml:id="list33767750" text:continue-numbering="true" text:style-name="WWNum2">
        <text:list-item>
          <text:p text:style-name="P7"><text:span text:style-name="T2">PersonPageRank (рейтинг личности на странице сайта) – </text:span><text:span text:style-name="T1">таблица базы данных, отвечающая за хранение количества упоминаний каждой личности</text:span><text:bookmark text:name="_GoBack"/><text:span text:style-name="T1"> на обработанной <text:s/>странице.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"><text:span text:style-name="T2">Таблицы PersonPageRank</text:span></text:p>
          </table:table-cell>
        </table:table-row>
        <table:table-row table:style-name="Таблица3.1">
          <table:table-cell table:style-name="Таблица3.A2" table:number-columns-spanned="2" office:value-type="string">
            <text:p text:style-name="P3"><text:span text:style-name="T1">Имя столбца</text:span></text:p>
          </table:table-cell>
          <table:covered-table-cell/>
          <table:table-cell table:style-name="Таблица3.A2" office:value-type="string">
            <text:p text:style-name="P3"><text:span text:style-name="T1">Описание</text:span></text:p>
          </table:table-cell>
          <table:table-cell table:style-name="Таблица3.A2" office:value-type="string">
            <text:p text:style-name="P3"><text:span text:style-name="T1">Тип</text:span></text:p>
          </table:table-cell>
          <table:table-cell table:style-name="Таблица3.A2" table:number-columns-spanned="0" office:value-type="string">
            <text:p text:style-name="P3"><text:span text:style-name="T1">Пример</text:span></text:p>
          </table:table-cell>
        </table:table-row>
        <table:table-row table:style-name="Таблица3.1">
          <table:table-cell table:style-name="Таблица3.A2" table:number-columns-spanned="2" office:value-type="string">
            <text:p text:style-name="P3"><text:span text:style-name="T1">PersonID</text:span></text:p>
          </table:table-cell>
          <table:covered-table-cell/>
          <table:table-cell table:style-name="Таблица3.A2" office:value-type="string">
            <text:p text:style-name="P3"><text:span text:style-name="T1">Идентификатор личности, которой соответствует данное ключевое слово. Является внешним ключом к таблице Persons.</text:span></text:p>
          </table:table-cell>
          <table:table-cell table:style-name="Таблица3.A2" office:value-type="string">
            <text:p text:style-name="P3"><text:span text:style-name="T1">Int</text:span></text:p>
          </table:table-cell>
          <table:table-cell table:style-name="Таблица3.A2" table:number-columns-spanned="0" office:value-type="string">
            <text:p text:style-name="P3"><text:span text:style-name="T1">1</text:span></text:p>
          </table:table-cell>
        </table:table-row>
        <table:table-row table:style-name="Таблица3.1">
          <table:table-cell table:style-name="Таблица3.A2" table:number-columns-spanned="2" office:value-type="string">
            <text:p text:style-name="P3">PageID</text:p>
          </table:table-cell>
          <table:covered-table-cell/>
          <table:table-cell table:style-name="Таблица3.A2" office:value-type="string">
            <text:p text:style-name="P3"><text:span text:style-name="T1">Идентификатор страницы сайта, на которой найдены упоминания о персонах. Является внешним ключом к таблице </text:span>Pages</text:p>
          </table:table-cell>
          <table:table-cell table:style-name="Таблица3.A2" office:value-type="string">
            <text:p text:style-name="P3">int</text:p>
          </table:table-cell>
          <table:table-cell table:style-name="Таблица3.A2" table:number-columns-spanned="0" office:value-type="string">
            <text:p text:style-name="P3"><text:span text:style-name="T1">1</text:span></text:p>
          </table:table-cell>
        </table:table-row>
        <text:soft-page-break/>
        <table:table-row table:style-name="Таблица3.1">
          <table:table-cell table:style-name="Таблица3.A2" table:number-columns-spanned="2" office:value-type="string">
            <text:p text:style-name="P3">Rank</text:p>
          </table:table-cell>
          <table:covered-table-cell/>
          <table:table-cell table:style-name="Таблица3.A2" office:value-type="string">
            <text:p text:style-name="P3"><text:span text:style-name="T1">Количество упоминаний личности на странице </text:span></text:p>
          </table:table-cell>
          <table:table-cell table:style-name="Таблица3.A2" office:value-type="string">
            <text:p text:style-name="P3">int</text:p>
          </table:table-cell>
          <table:table-cell table:style-name="Таблица3.A2" table:number-columns-spanned="0" office:value-type="string">
            <text:p text:style-name="P3">2</text:p>
          </table:table-cell>
        </table:table-row>
      </table:table>
      <text:p text:style-name="P8"/>
      <text:p text:style-name="P8"/>
      <text:list xml:id="list33796679" text:continue-numbering="true" text:style-name="WWNum2">
        <text:list-item>
          <text:p text:style-name="P7"><text:span text:style-name="T2">Pages (страница сайта) – </text:span><text:span text:style-name="T1">таблица базы данных, содержит страницы сайта, которые были найдены при анализе сайтов из таблицы </text:span>Sites<text:span text:style-name="T1">.</text:span><text:span text:style-name="T2"> <text:s/>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"><text:span text:style-name="T2">Таблицы Pages</text:span></text:p>
          </table:table-cell>
        </table:table-row>
        <table:table-row table:style-name="Таблица4.1">
          <table:table-cell table:style-name="Таблица4.A2" table:number-columns-spanned="2" office:value-type="string">
            <text:p text:style-name="P3"><text:span text:style-name="T1">Имя столбца</text:span></text:p>
          </table:table-cell>
          <table:covered-table-cell/>
          <table:table-cell table:style-name="Таблица4.A2" office:value-type="string">
            <text:p text:style-name="P3"><text:span text:style-name="T1">Описание</text:span></text:p>
          </table:table-cell>
          <table:table-cell table:style-name="Таблица4.A2" office:value-type="string">
            <text:p text:style-name="P3"><text:span text:style-name="T1">Тип</text:span></text:p>
          </table:table-cell>
          <table:table-cell table:style-name="Таблица4.A2" table:number-columns-spanned="0" office:value-type="string">
            <text:p text:style-name="P3"><text:span text:style-name="T1">Пример</text:span></text:p>
          </table:table-cell>
        </table:table-row>
        <table:table-row table:style-name="Таблица4.1">
          <table:table-cell table:style-name="Таблица4.A2" table:number-columns-spanned="2" office:value-type="string">
            <text:p text:style-name="P3"><text:span text:style-name="T1">ID</text:span></text:p>
          </table:table-cell>
          <table:covered-table-cell/>
          <table:table-cell table:style-name="Таблица4.A2" office:value-type="string">
            <text:p text:style-name="P3"><text:span text:style-name="T1">Идентификатор страницы сайта</text:span></text:p>
          </table:table-cell>
          <table:table-cell table:style-name="Таблица4.A2" office:value-type="string">
            <text:p text:style-name="P3"><text:span text:style-name="T1">Int</text:span></text:p>
          </table:table-cell>
          <table:table-cell table:style-name="Таблица4.A2" table:number-columns-spanned="0" office:value-type="string">
            <text:p text:style-name="P3"><text:span text:style-name="T1">1</text:span></text:p>
          </table:table-cell>
        </table:table-row>
        <table:table-row table:style-name="Таблица4.1">
          <table:table-cell table:style-name="Таблица4.A2" table:number-columns-spanned="2" office:value-type="string">
            <text:p text:style-name="P3">Url</text:p>
          </table:table-cell>
          <table:covered-table-cell/>
          <table:table-cell table:style-name="Таблица4.A2" office:value-type="string">
            <text:p text:style-name="P3"><text:span text:style-name="T1">Полный </text:span>URL <text:span text:style-name="T1">адрес страницы</text:span></text:p>
          </table:table-cell>
          <table:table-cell table:style-name="Таблица4.A2" office:value-type="string">
            <text:p text:style-name="P3"><text:span text:style-name="T1">nvarchar(2048)</text:span></text:p>
          </table:table-cell>
          <table:table-cell table:style-name="Таблица4.A2" table:number-columns-spanned="0" office:value-type="string">
            <text:p text:style-name="P3"><text:span text:style-name="T1">«http://lenta.ru/rubrics/world/»</text:span></text:p>
          </table:table-cell>
        </table:table-row>
        <table:table-row table:style-name="Таблица4.1">
          <table:table-cell table:style-name="Таблица4.A2" table:number-columns-spanned="2" office:value-type="string">
            <text:p text:style-name="P3">SiteID</text:p>
          </table:table-cell>
          <table:covered-table-cell/>
          <table:table-cell table:style-name="Таблица4.A2" office:value-type="string">
            <text:p text:style-name="P3"><text:span text:style-name="T1">Идентификатор сайта (ресурса), который предоставлен <text:s/>администратором для анализа. Является внешним ключом к таблице </text:span>Sites</text:p>
          </table:table-cell>
          <table:table-cell table:style-name="Таблица4.A2" office:value-type="string">
            <text:p text:style-name="P3">int</text:p>
          </table:table-cell>
          <table:table-cell table:style-name="Таблица4.A2" table:number-columns-spanned="0" office:value-type="string">
            <text:p text:style-name="P3"><text:span text:style-name="T1">1</text:span></text:p>
          </table:table-cell>
        </table:table-row>
        <table:table-row table:style-name="Таблица4.1">
          <table:table-cell table:style-name="Таблица4.A2" table:number-columns-spanned="2" office:value-type="string">
            <text:p text:style-name="P3">FoundDateTime</text:p>
          </table:table-cell>
          <table:covered-table-cell/>
          <table:table-cell table:style-name="Таблица4.A2" office:value-type="string">
            <text:p text:style-name="P3"><text:span text:style-name="T1">Дата и время обнаружения страницы системой</text:span></text:p>
          </table:table-cell>
          <table:table-cell table:style-name="Таблица4.A2" office:value-type="string">
            <text:p text:style-name="P3">datetime</text:p>
          </table:table-cell>
          <table:table-cell table:style-name="Таблица4.A2" table:number-columns-spanned="0" office:value-type="string">
            <text:p text:style-name="P3">“<text:span text:style-name="T1">10</text:span>-<text:span text:style-name="T1">10</text:span>-2015 15:23” <text:s/></text:p>
          </table:table-cell>
        </table:table-row>
        <table:table-row table:style-name="Таблица4.1">
          <table:table-cell table:style-name="Таблица4.A2" table:number-columns-spanned="2" office:value-type="string">
            <text:p text:style-name="P3">LastScanDate</text:p>
          </table:table-cell>
          <table:covered-table-cell/>
          <table:table-cell table:style-name="Таблица4.A2" office:value-type="string">
            <text:p text:style-name="P3"><text:span text:style-name="T1">Дата и время последней проверки на упоминания</text:span></text:p>
          </table:table-cell>
          <table:table-cell table:style-name="Таблица4.A2" office:value-type="string">
            <text:p text:style-name="P3">datetime</text:p>
          </table:table-cell>
          <table:table-cell table:style-name="Таблица4.A2" table:number-columns-spanned="0" office:value-type="string">
            <text:p text:style-name="P3">“03-04-2015 15:23”</text:p>
          </table:table-cell>
        </table:table-row>
      </table:table>
      <text:p text:style-name="P8"/>
      <text:list xml:id="list33796875" text:continue-numbering="true" text:style-name="WWNum2">
        <text:list-item>
          <text:p text:style-name="P7"><text:span text:style-name="T2">Sites <text:s/>(сайт) – </text:span><text:span text:style-name="T1">таблица базы данных, содержит названия сайтов для анализа на упоминания.</text:span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4"><text:span text:style-name="T2">Таблица </text:span><text:span text:style-name="T4">Sites</text:span></text:p>
          </table:table-cell>
        </table:table-row>
        <table:table-row table:style-name="Таблица5.1">
          <table:table-cell table:style-name="Таблица5.A2" table:number-columns-spanned="2" office:value-type="string">
            <text:p text:style-name="P3"><text:span text:style-name="T1">Имя столбца</text:span></text:p>
          </table:table-cell>
          <table:covered-table-cell/>
          <table:table-cell table:style-name="Таблица5.A2" office:value-type="string">
            <text:p text:style-name="P3"><text:span text:style-name="T1">Описание</text:span></text:p>
          </table:table-cell>
          <table:table-cell table:style-name="Таблица5.A2" office:value-type="string">
            <text:p text:style-name="P3"><text:span text:style-name="T1">Тип</text:span></text:p>
          </table:table-cell>
          <table:table-cell table:style-name="Таблица5.A2" table:number-columns-spanned="0" office:value-type="string">
            <text:p text:style-name="P3"><text:span text:style-name="T1">Пример</text:span></text:p>
          </table:table-cell>
        </table:table-row>
        <table:table-row table:style-name="Таблица5.1">
          <table:table-cell table:style-name="Таблица5.A2" table:number-columns-spanned="2" office:value-type="string">
            <text:p text:style-name="P3"><text:span text:style-name="T1">ID</text:span></text:p>
          </table:table-cell>
          <table:covered-table-cell/>
          <table:table-cell table:style-name="Таблица5.A2" office:value-type="string">
            <text:p text:style-name="P3"><text:span text:style-name="T1">Идентификатор сайта</text:span></text:p>
          </table:table-cell>
          <table:table-cell table:style-name="Таблица5.A2" office:value-type="string">
            <text:p text:style-name="P3"><text:span text:style-name="T1">Int</text:span></text:p>
          </table:table-cell>
          <table:table-cell table:style-name="Таблица5.A2" table:number-columns-spanned="0" office:value-type="string">
            <text:p text:style-name="P3"><text:span text:style-name="T1">1</text:span></text:p>
          </table:table-cell>
        </table:table-row>
        <table:table-row table:style-name="Таблица5.1">
          <table:table-cell table:style-name="Таблица5.A2" table:number-columns-spanned="2" office:value-type="string">
            <text:p text:style-name="P3"><text:span text:style-name="T1">Name</text:span></text:p>
          </table:table-cell>
          <table:covered-table-cell/>
          <table:table-cell table:style-name="Таблица5.A2" office:value-type="string">
            <text:p text:style-name="P3"><text:span text:style-name="T1">Наименование сайта</text:span></text:p>
          </table:table-cell>
          <table:table-cell table:style-name="Таблица5.A2" office:value-type="string">
            <text:p text:style-name="P3"><text:span text:style-name="T1">nvarchar(2048)</text:span></text:p>
          </table:table-cell>
          <table:table-cell table:style-name="Таблица5.A2" table:number-columns-spanned="0" office:value-type="string">
            <text:p text:style-name="P3"><text:span text:style-name="T6">«</text:span><text:span text:style-name="T5">lenta.ru</text:span><text:span text:style-name="T6">»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0" style:font-name="Cambria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Абзац_20_списка1" style:display-name="Абзац списка1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365f90" style:font-name="Cambria" fo:font-size="14pt" fo:font-weight="bold" style:font-size-asian="14pt" style:font-weight-asian="bold" style:font-size-complex="14pt" style:font-weight-complex="bold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поненты</dc:title>
    <meta:initial-creator>Kartavec</meta:initial-creator>
    <meta:editing-cycles>9</meta:editing-cycles>
    <meta:creation-date>2015-11-13T12:38:00</meta:creation-date>
    <dc:date>2017-04-26T13:59:53.77</dc:date>
    <meta:editing-duration>PT12M48S</meta:editing-duration>
    <meta:generator>OpenOffice/4.1.2$Win32 OpenOffice.org_project/412m3$Build-9782</meta:generator>
    <meta:document-statistic meta:table-count="5" meta:image-count="0" meta:object-count="0" meta:page-count="2" meta:paragraph-count="91" meta:word-count="297" meta:character-count="2166"/>
    <meta:user-defined meta:name="AppVersion">16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